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58772" officeooo:paragraph-rsid="00058772"/>
    </style:style>
    <style:style style:name="P2" style:family="paragraph" style:parent-style-name="Standard">
      <style:text-properties officeooo:paragraph-rsid="00058772"/>
    </style:style>
    <style:style style:name="P3" style:family="paragraph" style:parent-style-name="Standard">
      <style:text-properties officeooo:rsid="0007721c" officeooo:paragraph-rsid="0007721c"/>
    </style:style>
    <style:style style:name="T1" style:family="text">
      <style:text-properties officeooo:rsid="00058772"/>
    </style:style>
    <style:style style:name="T2" style:family="text">
      <style:text-properties officeooo:rsid="000772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fct un fichier csv pour les lieux</text:p>
      <text:p text:style-name="P1">-fct un fichier csv pour les questions d’histoire+une autre pour verifier la rep</text:p>
      <text:p text:style-name="P1">-fct pour appliquer les degat sur mob ou joueur</text:p>
      <text:p text:style-name="P1">-fct afficher attacke apprise grace pnj</text:p>
      <text:p text:style-name="P1">-fct qui verifie le pnj auxquelle on parle</text:p>
      <text:p text:style-name="P2">-<text:span text:style-name="T1">verif d’entrée</text:span></text:p>
      <text:p text:style-name="P2">-<text:span text:style-name="T1">fct sauvegarde</text:span></text:p>
      <text:p text:style-name="P2">-<text:span text:style-name="T1">fct quete qui verif si les quetes sont fini</text:span></text:p>
      <text:p text:style-name="P2">-<text:span text:style-name="T1">fct combat</text:span></text:p>
      <text:p text:style-name="P2">-<text:span text:style-name="T1">fct deplacer</text:span></text:p>
      <text:p text:style-name="P2">-<text:span text:style-name="T1">fct utiliter des objet avec classe objet en paramw</text:span></text:p>
      <text:p text:style-name="P2">-<text:span text:style-name="T2">fct apparanse de monstre</text:span></text:p>
      <text:p text:style-name="P3">fct affichage</text:p>
      <text:p text:style-name="P2">-<text:span text:style-name="T1">fct jeux pour le deroule du jeu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3:51:08.388216227</meta:creation-date>
    <dc:date>2025-12-01T14:12:22.335857220</dc:date>
    <meta:editing-duration>PT6M28S</meta:editing-duration>
    <meta:editing-cycles>1</meta:editing-cycles>
    <meta:document-statistic meta:table-count="0" meta:image-count="0" meta:object-count="0" meta:page-count="1" meta:paragraph-count="14" meta:word-count="82" meta:character-count="462" meta:non-whitespace-character-count="394"/>
    <meta:generator>LibreOffice/25.8.1.1$Linux_X86_64 LibreOffice_project/54047653041915e595ad4e45cccea684809c77b5</meta:generator>
  </office:meta>
</office:document-meta>
</file>